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2.256cm" fo:min-width="0.101cm" fo:padding-top="0.142cm" fo:padding-bottom="0.142cm" fo:padding-left="0.267cm" fo:padding-right="0.267cm" loext:decorative="false"/>
    </style:style>
    <style:style style:name="gr3" style:family="graphic" style:parent-style-name="objectwithoutfill">
      <style:graphic-properties svg:stroke-color="#000000" draw:marker-end="Arrowheads_20_5" draw:marker-end-width="0.3cm" draw:fill="none" draw:textarea-vertical-align="middl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2cm" fo:min-width="0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style:font-name="Liberation Mono" fo:font-size="14pt" style:font-size-asian="14pt" style:font-size-complex="14pt"/>
    </style:style>
    <style:style style:name="T1" style:family="text">
      <style:text-properties style:font-name="Liberation Mon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custom-shape draw:style-name="gr2" draw:text-style-name="P1" xml:id="id2" draw:id="id2" draw:layer="layout" svg:width="0.635cm" svg:height="2.54cm" svg:x="15.605cm" svg:y="8.62cm">
            <draw:glue-point draw:id="4" svg:x="5.007cm" svg:y="-2.5cm"/>
            <draw:glue-point draw:id="5" svg:x="5.007cm" svg:y="2.5cm"/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4.97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4.33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3.7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3.06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2.43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1.79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1.16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54cm" svg:x="10.525cm" svg:y="8.62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xml:id="id1" draw:id="id1" draw:layer="layout" svg:width="0.635cm" svg:height="2.54cm" svg:x="9.89cm" svg:y="8.62cm">
            <draw:glue-point draw:id="4" svg:x="-4.992cm" svg:y="-2.5cm"/>
            <draw:glue-point draw:id="5" svg:x="-4.992cm" svg:y="2.5cm"/>
            <text:p/>
            <draw:enhanced-geometry svg:viewBox="0 0 21600 21600" draw:type="rectangle" draw:enhanced-path="M 0 0 L 21600 0 21600 21600 0 21600 0 0 Z N"/>
          </draw:custom-shape>
          <draw:connector draw:style-name="gr3" draw:text-style-name="P2" draw:layer="layout" draw:type="line" svg:x1="4.81cm" svg:y1="9.934cm" svg:x2="9.89cm" svg:y2="9.89cm" draw:end-shape="id1" draw:end-glue-point="3" svg:d="M4810 9934l5080-44" svg:viewBox="0 0 5081 45">
            <text:p/>
          </draw:connector>
          <draw:connector draw:style-name="gr3" draw:text-style-name="P2" draw:layer="layout" draw:type="line" svg:x1="4.835cm" svg:y1="7.361cm" svg:x2="9.891cm" svg:y2="9.255cm" draw:end-shape="id1" draw:end-glue-point="4" svg:d="M4835 7361l5056 1894" svg:viewBox="0 0 5057 1895">
            <text:p/>
          </draw:connector>
          <draw:connector draw:style-name="gr3" draw:text-style-name="P2" draw:layer="layout" draw:type="line" svg:x1="4.859cm" svg:y1="12.364cm" svg:x2="9.891cm" svg:y2="10.525cm" draw:end-shape="id1" draw:end-glue-point="5" svg:d="M4859 12364l5032-1839" svg:viewBox="0 0 5033 1840">
            <text:p/>
          </draw:connector>
          <draw:connector draw:style-name="gr3" draw:text-style-name="P2" draw:layer="layout" draw:type="line" svg:x1="16.239cm" svg:y1="10.525cm" svg:x2="21.383cm" svg:y2="12.051cm" draw:start-shape="id2" draw:start-glue-point="5" svg:d="M16239 10525l5144 1526" svg:viewBox="0 0 5145 1527">
            <text:p/>
          </draw:connector>
          <draw:connector draw:style-name="gr3" draw:text-style-name="P2" draw:layer="layout" draw:type="line" svg:x1="16.239cm" svg:y1="9.255cm" svg:x2="21.431cm" svg:y2="7.697cm" draw:start-shape="id2" draw:start-glue-point="4" svg:d="M16239 9255l5192-1558" svg:viewBox="0 0 5193 1559">
            <text:p/>
          </draw:connector>
          <draw:frame draw:style-name="gr4" draw:text-style-name="P3" draw:layer="layout" svg:width="4.096cm" svg:height="0.962cm" svg:x="3.857cm" svg:y="4.8cm">
            <draw:text-box>
              <text:p>M Producers</text:p>
            </draw:text-box>
          </draw:frame>
          <draw:frame draw:style-name="gr5" draw:text-style-name="P3" draw:layer="layout" svg:width="4.794cm" svg:height="0.962cm" svg:x="17.827cm" svg:y="4.81cm">
            <draw:text-box>
              <text:p>N Consumers</text:p>
            </draw:text-box>
          </draw:frame>
          <draw:frame draw:style-name="gr4" draw:text-style-name="P4" draw:layer="layout" svg:width="6.429cm" svg:height="0.81cm" svg:x="9.89cm" svg:y="11.937cm">
            <draw:text-box>
              <text:p><text:span text:style-name="T1">/dev/mqueue/my-queue</text:span></text:p>
            </draw:text-box>
          </draw:fram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836 110" svg:d="M0 0h278 278 280v36 36 38h-278-278-280v-36-36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6T13:03:13.055191504</meta:creation-date>
    <dc:date>2024-11-11T10:41:57.079518684</dc:date>
    <meta:editing-duration>PT1H4M1S</meta:editing-duration>
    <meta:editing-cycles>20</meta:editing-cycles>
    <meta:generator>LibreOffice/7.6.7.2$Linux_X86_64 LibreOffice_project/60$Build-2</meta:generator>
    <meta:document-statistic meta:object-count="19"/>
  </office:meta>
</office:document-meta>
</file>